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Sans 3" svg:font-family="'Source Sans 3', sans-serif"/>
  </office:font-face-decls>
  <office:automatic-styles>
    <style:style style:name="P1" style:family="paragraph" style:parent-style-name="Heading_20_1">
      <style:paragraph-properties fo:padding="0in" fo:border="none"/>
    </style:style>
    <style:style style:name="P2" style:family="paragraph" style:parent-style-name="Heading_20_2">
      <style:paragraph-properties fo:padding="0in" fo:border="none"/>
    </style:style>
    <style:style style:name="P3" style:family="paragraph" style:parent-style-name="Heading_20_3">
      <style:paragraph-properties fo:padding="0in" fo:border="none"/>
    </style:style>
    <style:style style:name="P4" style:family="paragraph" style:parent-style-name="Text_20_body">
      <style:paragraph-properties fo:padding="0in" fo:border="none"/>
    </style:style>
    <style:style style:name="P5" style:family="paragraph" style:parent-style-name="Text_20_body" style:list-style-name="L1">
      <style:paragraph-properties fo:margin-top="0in" fo:margin-bottom="0in" style:contextual-spacing="false" fo:padding="0in" fo:border="none"/>
    </style:style>
    <style:style style:name="P6" style:family="paragraph" style:parent-style-name="Text_20_body" style:list-style-name="L1">
      <style:paragraph-properties fo:padding="0in" fo:border="none"/>
    </style:style>
    <style:style style:name="P7" style:family="paragraph" style:parent-style-name="Text_20_body" style:list-style-name="L2">
      <style:paragraph-properties fo:margin-top="0in" fo:margin-bottom="0in" style:contextual-spacing="false" fo:padding="0in" fo:border="none"/>
    </style:style>
    <style:style style:name="P8" style:family="paragraph" style:parent-style-name="Text_20_body" style:list-style-name="L2">
      <style:paragraph-properties fo:padding="0in" fo:border="none"/>
    </style:style>
    <style:style style:name="T1" style:family="text">
      <style:text-properties loext:padding="0in" loext: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Visionary Horizons: Bridging Dreams and Reality Through Immersive Gaming</text:span></text:span></text:h>
      <text:h text:style-name="P2" text:outline-level="2"><text:span text:style-name="Strong_20_Emphasis"><text:span text:style-name="T1">Introduction</text:span></text:span></text:h>
      <text:p text:style-name="P4">In the rapidly evolving world of digital entertainment, video games stand out as a dynamic and immersive medium that offers unparalleled experiences to users around the world. Today, I introduce you to Visionary Horizons, a game that is more than a product but a testament to the power of innovative storytelling, cutting-edge technology, and the human desire to explore and succeed. This document provides a comprehensive introduction to Visionary Horizons and describes its core concepts, development strategy, and market approach. With Visionary Horizons, we don’t just develop a game; we develop a game. We are creating a new world of possibilities.</text:p>
      <text:h text:style-name="P2" text:outline-level="2"><text:span text:style-name="Strong_20_Emphasis"><text:span text:style-name="T1">The Genesis of </text:span></text:span><text:span text:style-name="Strong_20_Emphasis"><text:span text:style-name="Emphasis"><text:span text:style-name="T1">Visionary Horizons</text:span></text:span></text:span></text:h>
      <text:h text:style-name="P3" text:outline-level="3"><text:span text:style-name="Strong_20_Emphasis"><text:span text:style-name="T1">Concept and Inspiration</text:span></text:span></text:h>
      <text:p text:style-name="P4">Visionary Horizons was born from a simple yet profound question: What if we could achieve our dreams? Set in a carefully designed open-world universe, the game invites players to embark on an odyssey to explore, conquer and shape a world beyond the limits of imagination. Inspired by the boundless creativity inherent in human consciousness, Visionary Horizons combines elements of adventure, strategy, and role-playing to provide a canvas where dreams and reality meet.</text:p>
      <text:h text:style-name="P3" text:outline-level="3"><text:span text:style-name="Strong_20_Emphasis"><text:span text:style-name="T1">Gameplay Mechanics</text:span></text:span></text:h>
      <text:p text:style-name="P4">At its core, <text:span text:style-name="Emphasis"><text:span text:style-name="T1">Visionary Horizons</text:span></text:span> encourages exploration and creativity through:</text:p>
      <text:list text:style-name="L1">
        <text:list-item>
          <text:p text:style-name="P5"><text:span text:style-name="Strong_20_Emphasis"><text:span text:style-name="T1">Dynamic World Building:</text:span></text:span> Each player's actions directly shape the game's universe, creating a unique experience for every journey.</text:p>
        </text:list-item>
        <text:list-item>
          <text:p text:style-name="P5"><text:span text:style-name="Strong_20_Emphasis"><text:span text:style-name="T1">Adaptive Storytelling:</text:span></text:span> The narrative evolves based on player decisions, weaving their choices into the fabric of the game's legend.</text:p>
        </text:list-item>
        <text:list-item>
          <text:p text:style-name="P6"><text:span text:style-name="Strong_20_Emphasis"><text:span text:style-name="T1">Multiplayer Integration:</text:span></text:span> Leveraging seamless multiplayer capabilities, it fosters a community of dreamers, builders, and explorers.</text:p>
        </text:list-item>
      </text:list>
      <text:h text:style-name="P3" text:outline-level="3"><text:span text:style-name="Strong_20_Emphasis"><text:span text:style-name="T1">Technical Innovation</text:span></text:span></text:h>
      <text:p text:style-name="P4">Powered by the latest version of Unreal Engine 5, "Visionary Horizons" promises stunning graphics and an immersive gaming experience. Advanced AI algorithms create environments that respond to player behavior, ensuring the game lives and breathes with its audience.</text:p>
      <text:h text:style-name="P2" text:outline-level="2"><text:soft-page-break/><text:span text:style-name="Strong_20_Emphasis"><text:span text:style-name="T1">Development Strategy</text:span></text:span></text:h>
      <text:h text:style-name="P3" text:outline-level="3"><text:span text:style-name="Strong_20_Emphasis"><text:span text:style-name="T1">Talent Assembly</text:span></text:span></text:h>
      <text:p text:style-name="P4">Because we know the foundation of every successful company is its people, we've assembled a team of industry veterans and visionary newcomers. Their combined expertise and passion will propel Visionary Horizons beyond the traditional boundaries of game development.</text:p>
      <text:h text:style-name="P3" text:outline-level="3"><text:span text:style-name="Strong_20_Emphasis"><text:span text:style-name="T1">Iterative Design Process</text:span></text:span></text:h>
      <text:p text:style-name="P4">We use agile development methods and rely on an iterative process, incorporating feedback from early access users, to improve and refine the game experience. This approach ensures agility and flexibility, which are vital components in today's fast-paced entertainment environment.</text:p>
      <text:h text:style-name="P2" text:outline-level="2"><text:span text:style-name="Strong_20_Emphasis"><text:span text:style-name="T1">Market Approach</text:span></text:span></text:h>
      <text:h text:style-name="P3" text:outline-level="3"><text:span text:style-name="Strong_20_Emphasis"><text:span text:style-name="T1">Target Audience</text:span></text:span></text:h>
      <text:p text:style-name="P4"><text:span text:style-name="Emphasis"><text:span text:style-name="T1">Visionary Horizons</text:span></text:span> is designed for a broad audience, yet specifically appeals to players seeking depth, creativity, and a sense of belonging. The game speaks to both casual gamers looking for an escape and hardcore players craving a challenge.</text:p>
      <text:h text:style-name="P3" text:outline-level="3"><text:span text:style-name="Strong_20_Emphasis"><text:span text:style-name="T1">Marketing Strategy</text:span></text:span></text:h>
      <text:p text:style-name="P4">To create excitement and anticipation, our multi-platform marketing campaign will make use of influencers, social media, strategic alliances, and immersive events. The core of Visionary Horizons is storytelling, and we will reflect this in our marketing strategies, drawing potential players in by showing them snippets of the worlds they can build and explore.</text:p>
      <text:h text:style-name="P3" text:outline-level="3"><text:span text:style-name="Strong_20_Emphasis"><text:span text:style-name="T1">Monetization Model</text:span></text:span></text:h>
      <text:p text:style-name="P4">Our goal is a sustainable, well-balanced monetization model that upholds the player experience. This excludes any pay-to-win systems and consists of a base game purchase with optional cosmetic and convenience items. Major expansions will be accessible through a season pass system, gradually expanding the game's lore and universe.</text:p>
      <text:h text:style-name="P2" text:outline-level="2"><text:span text:style-name="Strong_20_Emphasis"><text:span text:style-name="T1">The Road Ahead</text:span></text:span></text:h>
      <text:h text:style-name="P3" text:outline-level="3"><text:span text:style-name="Strong_20_Emphasis"><text:span text:style-name="T1">Timeline</text:span></text:span></text:h>
      <text:list text:style-name="L2">
        <text:list-item>
          <text:p text:style-name="P7"><text:span text:style-name="Strong_20_Emphasis"><text:span text:style-name="T1">Q1-Q2 2024:</text:span></text:span> Finalize team assembly and begin full-scale development.</text:p>
        </text:list-item>
        <text:list-item>
          <text:p text:style-name="P7"><text:span text:style-name="Strong_20_Emphasis"><text:span text:style-name="T1">Q3 2024:</text:span></text:span> Launch an alpha version for community feedback.</text:p>
        </text:list-item>
        <text:list-item>
          <text:p text:style-name="P7"><text:span text:style-name="Strong_20_Emphasis"><text:span text:style-name="T1">Q1 2025:</text:span></text:span> Iterate based on feedback and prepare for beta release.</text:p>
        </text:list-item>
        <text:list-item>
          <text:p text:style-name="P8"><text:span text:style-name="Strong_20_Emphasis"><text:span text:style-name="T1">Q2 2025:</text:span></text:span> Official launch of <text:span text:style-name="Emphasis"><text:span text:style-name="T1">Visionary Horizons.</text:span></text:span></text:p>
        </text:list-item>
      </text:list>
      <text:h text:style-name="P3" text:outline-level="3"><text:soft-page-break/><text:span text:style-name="Strong_20_Emphasis"><text:span text:style-name="T1">Looking to the Future</text:span></text:span></text:h>
      <text:p text:style-name="P4">Following launch, Visionary Horizons will keep growing with frequent updates, additions, and community-driven content in keeping with our goal of continuous evolution. We want to create a game that not only endures over time but also raises the bar for the industry.</text:p>
      <text:h text:style-name="P2" text:outline-level="2"><text:span text:style-name="Strong_20_Emphasis"><text:span text:style-name="T1">Conclusion</text:span></text:span></text:h>
      <text:p text:style-name="P4">Unrivaled opportunity to enter the gaming future is provided by Visionary Horizons. We're ready to reimagine what a video game can be with creative gameplay, cutting-edge technology, and an innovative approach to development and marketing. We cordially invite you to embark with us on this adventure, investing not only in a game but in an unending dream.<text:line-break/>More than just a game, Visionary Horizons is. In this world where dreams come true, I'm inviting you to join me in bringing those dreams to life. By working together, we can leave an enduring legacy that goes beyond our wildest dreams and changes the face of interactive entertainment foreve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Sans 3" svg:font-family="'Source Sans 3',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1:01:15.301104256</meta:creation-date>
    <dc:date>2024-03-20T12:15:38.354538968</dc:date>
    <meta:editing-duration>PT1H14M23S</meta:editing-duration>
    <meta:editing-cycles>1</meta:editing-cycles>
    <meta:document-statistic meta:table-count="0" meta:image-count="0" meta:object-count="0" meta:page-count="3" meta:paragraph-count="35" meta:word-count="727" meta:character-count="4850" meta:non-whitespace-character-count="4165"/>
    <meta:generator>LibreOffice/7.5.9.2$Linux_X86_64 LibreOffice_project/50$Build-2</meta:generator>
  </office:meta>
</office:document-meta>
</file>